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weight="bold">
          <math:mrow>
            <math:munder math:accentunder="true">
              <math:mtext>2. Relations</math:mtext>
              <math:mo>̲</math:mo>
            </math:munder>
          </math:mrow>
        </math:mstyle>
      </math:mtr>
      <math:mtr/>
      <math:mtr>
        <math:mrow>
          <math:mrow>
            <math:mi>a</math:mi>
            <math:mo math:stretchy="false">=</math:mo>
            <math:mi>b</math:mi>
          </math:mrow>
          <math:mi>,</math:mi>
          <math:mrow>
            <math:mi>a</math:mi>
            <math:mo math:stretchy="false">≠</math:mo>
            <math:mi>b</math:mi>
          </math:mrow>
          <math:mi>,</math:mi>
          <math:mrow>
            <math:mi>a</math:mi>
            <math:mo math:stretchy="false">≈</math:mo>
            <math:mi>b</math:mi>
          </math:mrow>
          <math:mi>,</math:mi>
          <math:mrow>
            <math:mi>a</math:mi>
            <math:mo math:stretchy="false">∣</math:mo>
            <math:mi>b</math:mi>
          </math:mrow>
          <math:mi>,</math:mi>
          <math:mrow>
            <math:mi>a</math:mi>
            <math:mo math:stretchy="false">∤</math:mo>
            <math:mi>b</math:mi>
          </math:mrow>
        </math:mrow>
      </math:mtr>
      <math:mtr>
        <math:mrow>
          <math:mrow>
            <math:mi>a</math:mi>
            <math:mo math:stretchy="false">&lt;</math:mo>
            <math:mi>b</math:mi>
          </math:mrow>
          <math:mi>,</math:mi>
          <math:mrow>
            <math:mi>a</math:mi>
            <math:mo math:stretchy="false">&gt;</math:mo>
            <math:mi>b</math:mi>
          </math:mrow>
          <math:mi>,</math:mi>
          <math:mrow>
            <math:mi>a</math:mi>
            <math:mo math:stretchy="false">≃</math:mo>
            <math:mi>b</math:mi>
          </math:mrow>
          <math:mi>,</math:mi>
          <math:mrow>
            <math:mi>a</math:mi>
            <math:mo math:stretchy="false">∥</math:mo>
            <math:mi>b</math:mi>
          </math:mrow>
          <math:mi>,</math:mi>
          <math:mrow>
            <math:mi>a</math:mi>
            <math:mo math:stretchy="false">⊥</math:mo>
            <math:mi>b</math:mi>
          </math:mrow>
        </math:mrow>
      </math:mtr>
      <math:mtr>
        <math:mrow>
          <math:mrow>
            <math:mi>a</math:mi>
            <math:mo math:stretchy="false">≤</math:mo>
            <math:mi>b</math:mi>
          </math:mrow>
          <math:mi>,</math:mi>
          <math:mrow>
            <math:mi>a</math:mi>
            <math:mo math:stretchy="false">≥</math:mo>
            <math:mi>b</math:mi>
          </math:mrow>
          <math:mi>,</math:mi>
          <math:mrow>
            <math:mi>a</math:mi>
            <math:mo math:stretchy="false">~</math:mo>
            <math:mi>b</math:mi>
          </math:mrow>
          <math:mi>,</math:mi>
          <math:mrow>
            <math:mi>a</math:mi>
            <math:mo math:stretchy="false">≡</math:mo>
            <math:mi>b</math:mi>
          </math:mrow>
        </math:mrow>
      </math:mtr>
      <math:mtr>
        <math:mrow>
          <math:mrow>
            <math:mi>a</math:mi>
            <math:mo math:stretchy="false">≤</math:mo>
            <math:mi>b</math:mi>
          </math:mrow>
          <math:mi>,</math:mi>
          <math:mrow>
            <math:mi>a</math:mi>
            <math:mo math:stretchy="false">≥</math:mo>
            <math:mi>b</math:mi>
          </math:mrow>
          <math:mi>,</math:mi>
          <math:mrow>
            <math:mi>a</math:mi>
            <math:mo math:stretchy="false">∝</math:mo>
            <math:mi>b</math:mi>
          </math:mrow>
          <math:mi>,</math:mi>
          <math:mrow>
            <math:mi>a</math:mi>
            <math:mo math:stretchy="false">→</math:mo>
            <math:mi>b</math:mi>
          </math:mrow>
        </math:mrow>
      </math:mtr>
      <math:mtr>
        <math:mrow>
          <math:mi>a</math:mi>
          <math:mo math:stretchy="false">⇐</math:mo>
          <math:mi>b</math:mi>
          <math:mi>,</math:mi>
          <math:mi>a</math:mi>
          <math:mo math:stretchy="false">⇔</math:mo>
          <math:mi>b</math:mi>
          <math:mi>,</math:mi>
          <math:mi>a</math:mi>
          <math:mo math:stretchy="false">⇒</math:mo>
          <math:mi>b</math:mi>
        </math:mrow>
      </math:mtr>
    </math:mtable>
    <math:annotation math:encoding="StarMath 5.0">bold underline  "2. Relations" newline newline
a = b, a &lt;&gt; b, a approx b, a divides b, a ndivides b newline
a &lt; b, a &gt; b, a  simeq b, a parallel b, a ortho b newline
a leslant b, a geslant b, a sim b, a equiv b newline
a &lt;= b, a &gt;= b, a prop b, a toward b newline
a dlarrow b, a dlrarrow b, a drarrow b newline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